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Helvetica" svg:font-family="Helvetica" style:font-family-generic="swiss"/>
    <style:font-face style:name="Courier" svg:font-family="Courier" style:font-adornments="Oblique"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en" fo:country="CA"/>
    </style:style>
    <style:style style:name="P2" style:family="paragraph" style:parent-style-name="Standard">
      <style:text-properties style:font-name="Courier" fo:font-size="10pt" fo:language="en" fo:country="CA" style:font-size-asian="10pt" style:font-size-complex="10pt"/>
    </style:style>
    <style:style style:name="P3" style:family="paragraph" style:parent-style-name="Standard">
      <style:text-properties style:font-name="Courier" fo:font-size="10pt" fo:language="en" fo:country="CA" fo:font-weight="bold" style:font-size-asian="10pt" style:font-weight-asian="bold" style:font-size-complex="10pt" style:font-weight-complex="bold"/>
    </style:style>
    <style:style style:name="P4" style:family="paragraph" style:parent-style-name="Standard">
      <style:text-properties style:font-name="Times New Roman1" fo:font-size="12pt" fo:language="en" fo:country="CA" style:font-size-asian="12pt" style:font-size-complex="12pt"/>
    </style:style>
    <style:style style:name="P5" style:family="paragraph" style:parent-style-name="Standard">
      <style:text-properties style:font-name="Times New Roman1" fo:font-size="12pt" fo:language="en" fo:country="CA" fo:font-weight="bold" style:font-size-asian="12pt" style:font-weight-asian="bold" style:font-size-complex="12pt" style:font-weight-complex="bold"/>
    </style:style>
    <style:style style:name="P6" style:family="paragraph" style:parent-style-name="Standard">
      <style:text-properties style:font-name="Times New Roman1" fo:font-size="14pt" fo:language="en" fo:country="CA" fo:font-weight="bold" style:font-size-asian="14pt" style:font-weight-asian="bold" style:font-size-complex="14pt" style:font-weight-complex="bold"/>
    </style:style>
    <style:style style:name="T1" style:family="text">
      <style:text-properties style:font-name="Courier" fo:font-size="10pt" fo:language="en" fo:country="CA" style:font-size-asian="10pt" style:font-size-complex="10pt"/>
    </style:style>
    <style:style style:name="T2" style:family="text">
      <style:text-properties style:font-name="Times New Roman1"/>
    </style:style>
    <style:style style:name="T3" style:family="text">
      <style:text-properties style:font-name="Times New Roman1" fo:font-size="10.5pt" style:font-size-asian="10.5pt" style:font-size-complex="10.5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an effort to motivate and inform the development of the annotation system, I have identified key code samples present in real-world Scala applications. The samples currently identified are the following (with renaming and simplifications, as appropriate):</text:p>
      <text:p text:style-name="P1"/>
      <text:p text:style-name="P2">trait CodeSamples {</text:p>
      <text:p text:style-name="P2"><text:tab/>val arr: Array[T]</text:p>
      <text:p text:style-name="P2"><text:tab/>val lst: List[T]</text:p>
      <text:p text:style-name="P2"><text:tab/>val mmp: mutable.Map[S,T]</text:p>
      <text:p text:style-name="P2"/>
      <text:p text:style-name="P2"><text:tab/>// Accessor</text:p>
      <text:p text:style-name="P2"><text:tab/>def getArr = arr</text:p>
      <text:p text:style-name="P2"><text:tab/>def getLst = lst</text:p>
      <text:p text:style-name="P2"/>
      <text:p text:style-name="P2"><text:tab/>// ElementAccess</text:p>
      <text:p text:style-name="P2"><text:tab/>def getArr(n: Int) = arr(n)</text:p>
      <text:p text:style-name="P2"><text:tab/>def getLst(n: Int) = lst(n)</text:p>
      <text:p text:style-name="P2"/>
      <text:p text:style-name="P2"><text:tab/>// Slice</text:p>
      <text:p text:style-name="P2"><text:tab/>def slc = arr.take(2)</text:p>
      <text:p text:style-name="P2"/>
      <text:p text:style-name="P2"><text:tab/>// Concatentation</text:p>
      <text:p text:style-name="P2"><text:tab/>def arrCat = arr ++ arr</text:p>
      <text:p text:style-name="P2"><text:tab/>def lstCat = lst ::: lst</text:p>
      <text:p text:style-name="P2"/>
      <text:p text:style-name="P2"><text:tab/>// ValueRetrieval</text:p>
      <text:p text:style-name="P2"><text:tab/>def vls = mmp.values</text:p>
      <text:p text:style-name="P2"/>
      <text:p text:style-name="P2"><text:tab/>// FilterMap</text:p>
      <text:p text:style-name="P2"><text:tab/>def fltrmap = (lst filter (_.e)) map (_.f)</text:p>
      <text:p text:style-name="P2"/>
      <text:p text:style-name="P2"><text:tab/>// FindInList</text:p>
      <text:p text:style-name="P2"><text:tab/>def fnd(i: T): Option[T] = {</text:p>
      <text:p text:style-name="P2"><text:tab/><text:tab/>lst.foreach{ t =&gt; if (i==t) return Some(t) }</text:p>
      <text:p text:style-name="P2"><text:tab/><text:tab/>return None</text:p>
      <text:p text:style-name="P2"><text:tab/>}</text:p>
      <text:p text:style-name="P2">}</text:p>
      <text:p text:style-name="P2"/>
      <text:p text:style-name="P5">Iterator Example</text:p>
      <text:p text:style-name="P4"/>
      <text:p text:style-name="P4">Code follows. (See discussion below)</text:p>
      <text:p text:style-name="P4"/>
      <text:p text:style-name="P2">trait IteratorExample {</text:p>
      <text:p text:style-name="P2"/>
      <text:p text:style-name="P2"><text:tab/>trait Iterator[S] {</text:p>
      <text:p text:style-name="P2"><text:tab/><text:tab/>def hasNext: Boolean</text:p>
      <text:p text:style-name="P2"><text:tab/><text:tab/>def next: S</text:p>
      <text:p text:style-name="P2"><text:tab/>}</text:p>
      <text:p text:style-name="P2"/>
      <text:p text:style-name="P2"><text:tab/>trait List[T] {</text:p>
      <text:p text:style-name="P2"><text:tab/><text:tab/>def iterator: Iterator[T] = new Iterator[T] {</text:p>
      <text:p text:style-name="P2"><text:tab/><text:tab/><text:tab/>...</text:p>
      <text:p text:style-name="P2"><text:tab/><text:tab/><text:tab/>def hasNext: Boolean = { ... }</text:p>
      <text:p text:style-name="P2"><text:tab/><text:tab/><text:tab/>def next: T = { ... }</text:p>
      <text:p text:style-name="P2"><text:tab/><text:tab/>}</text:p>
      <text:p text:style-name="P2"><text:tab/>}</text:p>
      <text:p text:style-name="P2">}</text:p>
      <text:p text:style-name="P2"/>
      <text:p text:style-name="P6">Examination of Samples</text:p>
      <text:p text:style-name="P4"/>
      <text:p text:style-name="P4">The approach I take here is to examine, for each sample, a reasonable set of annotations. The examination includes the annotation of any methods called or fields referenced, including methods or fields in the standard library.</text:p>
      <text:p text:style-name="P4"><text:soft-page-break/></text:p>
      <text:p text:style-name="P5">Sample: Accessor</text:p>
      <text:p text:style-name="P4"/>
      <text:p text:style-name="P4">Pure-typed accessors under a reference-immutability-based purity system require polymorphism to prevent code duplication. Consider the following annotated accessor:</text:p>
      <text:p text:style-name="P4"/>
      <text:p text:style-name="P2"><text:tab/><text:span text:style-name="T4">@pure </text:span>def getArr = arr</text:p>
      <text:p text:style-name="P2"/>
      <text:p text:style-name="P4">The @pure annotation implies that all references in the body of getArr can be considered @readonly. However, this implication also means that the return type of getArr must also be @readonly, which presents problems when calling getArr from impure methods (because @readonly cannot be automatically cast to @mutable without introducing soundness issues).</text:p>
      <text:p text:style-name="P4"><text:tab/>To get around the pure-method return issue, it is sufficient to introduce a @polyread annotation to override the receiver mutability and result mutability:</text:p>
      <text:p text:style-name="P4"/>
      <text:p text:style-name="P2"><text:tab/><text:span text:style-name="T4">@pure @polyread(this)</text:span> def getArr: Array[T] <text:span text:style-name="T4">@polyread</text:span> = arr</text:p>
      <text:p text:style-name="P2"/>
      <text:p text:style-name="P4">Unfortunately, the foregoing has two problems from a practical perspective: first, the need to have three annotations to specify mutability; and second, the need to explicitly type the result. Consequently, the annotation burden becomes relatively heavy, and the clarity and brevity of the unannotated definition is lost.</text:p>
      <text:p text:style-name="P4"><text:tab/>One solution to the annotation burden is to allow @pure to take parameters, e.g.:</text:p>
      <text:p text:style-name="P4"/>
      <text:p text:style-name="P2"><text:tab/><text:span text:style-name="T4">@pure(this)</text:span> def getArr = arr</text:p>
      <text:p text:style-name="P2"/>
      <text:p text:style-name="P4"><text:tab/>The @pure(this) annotation can be stated as “pure, unless this is mutable.” The parameters of @pure are considered @polyread in the body of the method. In the absence of a result annotation, the result is assumed to be @polyread if @pure has any parameters.</text:p>
      <text:p text:style-name="P4"><text:tab/>There is no direct subtyping relationship between @pure and @pure(this) because @pure(this) makes an assertion that the result is @polyread, whereas @pure by itself does not make any assertions about the result type. Generally, determining compatibility of method types depends on the compatibilities of both the parameter types and the result types.</text:p>
      <text:p text:style-name="P4"/>
      <text:p text:style-name="P5">Sample: Element Access</text:p>
      <text:p text:style-name="P4"/>
      <text:p text:style-name="P4">Elements in linear collections can be accessed by index. For example, to annotate getList:</text:p>
      <text:p text:style-name="P4"/>
      <text:p text:style-name="P2"><text:tab/><text:span text:style-name="T4">@pure(this)</text:span> def getLst(n: Int) = lst(n)</text:p>
      <text:p text:style-name="P2"/>
      <text:p text:style-name="P4"><text:tab/>This deceptively brief definition involves a number of methods in the standard library. In the code that follows, unnecessary superclasses, methods, and fields are elided.</text:p>
      <text:p text:style-name="P4"><text:tab/>The lst(n) expression expands to lst.apply(n), defined in a superclass of List. The annotations in the following standard library code represent one possible annotation scheme (proposed annotations are in bold):</text:p>
      <text:p text:style-name="P4"/>
      <text:p text:style-name="P2"><text:tab/>sealed abstract class List[+A] extends LinearSeqOptimized[A, List[A]] {</text:p>
      <text:p text:style-name="P2"><text:tab/><text:tab/>def isEmpty: Boolean</text:p>
      <text:p text:style-name="P2"><text:tab/><text:tab/>def head: A</text:p>
      <text:p text:style-name="P2"><text:tab/><text:tab/>def tail: List[A]</text:p>
      <text:p text:style-name="P2"><text:tab/>}</text:p>
      <text:p text:style-name="P2"/>
      <text:p text:style-name="P2"><text:tab/>trait LinearSeqOptimized[+A, +Repr &lt;: LinearSeqOptimized[A, Repr]]</text:p>
      <text:p text:style-name="P2"><text:tab/><text:tab/>extends TraversableLike[A, Repr]</text:p>
      <text:p text:style-name="P2"><text:soft-page-break/><text:tab/>{</text:p>
      <text:p text:style-name="P2"><text:tab/><text:tab/><text:span text:style-name="T4">@pure</text:span> def isEmpty: Boolean</text:p>
      <text:p text:style-name="P2"/>
      <text:p text:style-name="P2"><text:tab/><text:tab/><text:span text:style-name="T4">@pure(this)</text:span> def head: A</text:p>
      <text:p text:style-name="P2"/>
      <text:p text:style-name="P2"><text:tab/><text:tab/><text:span text:style-name="T4">@pure(this)</text:span> def tail: Repr</text:p>
      <text:p text:style-name="P2"/>
      <text:p text:style-name="P2"><text:tab/><text:tab/><text:span text:style-name="T4">@pure(this)</text:span> def apply(n: Int): A = {</text:p>
      <text:p text:style-name="P2"><text:tab/><text:tab/><text:tab/>val rest = drop(n)</text:p>
      <text:p text:style-name="P2"><text:tab/><text:tab/><text:tab/>if (n &lt; 0 || rest.isEmpty)</text:p>
      <text:p text:style-name="P2"><text:tab/><text:tab/><text:tab/><text:tab/>throw new IndexOutOfBoundsException("" + n)</text:p>
      <text:p text:style-name="P2"><text:tab/><text:tab/><text:tab/>rest.head</text:p>
      <text:p text:style-name="P2"><text:tab/><text:tab/>}</text:p>
      <text:p text:style-name="P2"><text:tab/></text:p>
      <text:p text:style-name="P2"><text:tab/><text:tab/><text:span text:style-name="T4">@pure(this)</text:span> override</text:p>
      <text:p text:style-name="P2"><text:tab/><text:tab/>def drop(n: Int): Repr = {</text:p>
      <text:p text:style-name="P2"><text:tab/><text:tab/><text:tab/>var these: Repr = repr</text:p>
      <text:p text:style-name="P2"><text:tab/><text:tab/><text:tab/>var count = n</text:p>
      <text:p text:style-name="P2"><text:tab/><text:tab/><text:tab/>while (!these.isEmpty &amp;&amp; count &gt; 0) {</text:p>
      <text:p text:style-name="P2"><text:tab/><text:tab/><text:tab/><text:tab/>these = these.tail</text:p>
      <text:p text:style-name="P2"><text:tab/><text:tab/><text:tab/><text:tab/>count -= 1</text:p>
      <text:p text:style-name="P2"><text:tab/><text:tab/><text:tab/>}</text:p>
      <text:p text:style-name="P2"><text:tab/><text:tab/><text:tab/>these</text:p>
      <text:p text:style-name="P2"><text:tab/><text:tab/>}</text:p>
      <text:p text:style-name="P2"><text:tab/>}</text:p>
      <text:p text:style-name="P2"/>
      <text:p text:style-name="P2"><text:tab/>trait TraversableLike[+A, +Repr] {</text:p>
      <text:p text:style-name="P2"><text:tab/><text:tab/><text:span text:style-name="T4">@pure(this)</text:span> def repr: Repr = this.asInstanceOf[Repr]</text:p>
      <text:p text:style-name="P2"><text:tab/>}</text:p>
      <text:p text:style-name="P2"/>
      <text:p text:style-name="P4"><text:tab/>The methods head, tail, apply, drop, and repr above are annotated @pure(this), and isEmpty is simply annotated @pure. The isEmpty method returns a value rather than a reference, so polymorphism is unnecessary. The other methods all return references from their receivers' localities, so polymorphism is beneficial for these methods.</text:p>
      <text:p text:style-name="P4"><text:tab/>To reduce the annotation burden, the foregoing assumes that @pure annotations are inherited by subclass methods. Therefore, List itself (and concrete implementations of List, namely :: and Nil), do not need purity annotations on isEmpty, head, or tail.</text:p>
      <text:p text:style-name="P4"><text:tab/>One final issue is the generation of the IndexOutOfBoundsException object in the apply method. <text:s/>IndexOutOfBoundsException inherits from java.lang.Throwable, which calls a native method from its constructor:</text:p>
      <text:p text:style-name="P4"/>
      <text:p text:style-name="P2"><text:tab/>public class Throwable {</text:p>
      <text:p text:style-name="P2"><text:tab/><text:tab/>private transient Object backtrace;</text:p>
      <text:p text:style-name="P2"><text:tab/><text:tab/>private String detailMessage;</text:p>
      <text:p text:style-name="P2"><text:tab/><text:tab/>private StackTraceElement[] stackTrace = UNASSIGNED_STACK;</text:p>
      <text:p text:style-name="P2"><text:tab/><text:tab/>public Throwable(String message) {</text:p>
      <text:p text:style-name="P2"><text:tab/><text:tab/><text:tab/>fillInStackTrace();</text:p>
      <text:p text:style-name="P2"><text:tab/><text:tab/><text:tab/>detailMessage = message;</text:p>
      <text:p text:style-name="P2"><text:tab/><text:tab/>}</text:p>
      <text:p text:style-name="P2"><text:tab/><text:tab/>public synchronized Throwable fillInStackTrace() {</text:p>
      <text:p text:style-name="P2"><text:tab/><text:tab/><text:tab/>if (stackTrace != null ||</text:p>
      <text:p text:style-name="P2"><text:tab/><text:tab/><text:tab/><text:tab/>backtrace != null /* Out of protocol state */ ) {</text:p>
      <text:p text:style-name="P2"><text:tab/><text:tab/><text:tab/><text:tab/>fillInStackTrace(0);</text:p>
      <text:p text:style-name="P2"><text:tab/><text:tab/><text:tab/><text:tab/>stackTrace = UNASSIGNED_STACK;</text:p>
      <text:p text:style-name="P2"><text:tab/><text:tab/><text:tab/>}</text:p>
      <text:p text:style-name="P2"><text:tab/><text:tab/><text:tab/>return this;</text:p>
      <text:p text:style-name="P2"><text:tab/><text:tab/>}</text:p>
      <text:p text:style-name="P2"><text:tab/><text:tab/>private native Throwable fillInStackTrace(int dummy);</text:p>
      <text:p text:style-name="P2"><text:tab/>}</text:p>
      <text:p text:style-name="P2"/>
      <text:p text:style-name="P4"><text:tab/>The declaration of the native method fillInStackTrace(int) offers no compiler-accessible information about its implementation. I will therefore tentatively assume: fillInStackTrace(int) <text:soft-page-break/>modifies the receiver this, but no other objects in its prestate.</text:p>
      <text:p text:style-name="P4"><text:tab/>There exist certain practical issues to be overcome. Although the annotation burden in this example is not enormous, annotating a large program could require the annotation of a large portion of the Java standard library. One possibility is to rely on annotations generated by another tool, although this possibility would require users of the Scala annotations to download or recompile all Java libraries that they rely on. Another possibility is to ignore calls to Java methods entirely, although this would introduce unsoundness if the user were not careful to conservatively annotate Scala methods that call Java methods. A generalization of the second possibility is to introduce annotations to allow libraries (Java or Scala) to be selectively ignored.</text:p>
      <text:p text:style-name="P4"/>
      <text:p text:style-name="P5">Sample: Iterator</text:p>
      <text:p text:style-name="P5"><text:span text:style-name="T5"/></text:p>
      <text:p text:style-name="P5"><text:span text:style-name="T5">In the iterator example, can we do the following:</text:span></text:p>
      <text:p text:style-name="P5"><text:span text:style-name="T5"><text:tab/>Return a mutable iterator of readonly elements from a readonly list, but mutable elements from a mutable list?</text:span></text:p>
      <text:p text:style-name="P5"><text:span text:style-name="T5"><text:tab/>Return a mutable iterator of mutable elements from a readonly list of mutable elements?</text:span></text:p>
      <text:p text:style-name="P5"><text:span text:style-name="T5"/></text:p>
      <text:p text:style-name="P5"><text:span text:style-name="T5">The second question is straightforward to answer. To be reasonably general, the following code shows an abstract List that builds concrete iterators, followed by a concrete implementation of List. For clarity, type expressions are included on all definitions, although in practice some types could be automatically inferred.</text:span></text:p>
      <text:p text:style-name="P5"><text:span text:style-name="T5"/></text:p>
      <text:p text:style-name="P2"><text:tab/>trait List[T &lt;: Any @polyread] { <text:s/><text:span text:style-name="T3">// T may be instantiated as @mutable or @readonly</text:span></text:p>
      <text:p text:style-name="P2"><text:tab/><text:tab/><text:span text:style-name="T4">@pure </text:span>def isEmpty: Boolean</text:p>
      <text:p text:style-name="P2"><text:tab/><text:tab/><text:span text:style-name="T4">@pure </text:span>def head: T</text:p>
      <text:p text:style-name="P2"><text:tab/><text:tab/><text:span text:style-name="T4">@pure </text:span>def tail: List[T]</text:p>
      <text:p text:style-name="P2"/>
      <text:p text:style-name="P2"><text:tab/><text:tab/>def iterator: Iterator[T] = new Iterator[T] {</text:p>
      <text:p text:style-name="P2"><text:tab/><text:tab/><text:tab/>private[this] var myListRef: List[T] = List.this</text:p>
      <text:p text:style-name="P2"><text:tab/><text:tab/><text:tab/>def hasNext: Boolean = !myListRef.isEmpty</text:p>
      <text:p text:style-name="P2"><text:tab/><text:tab/><text:tab/>def next: T = {</text:p>
      <text:p text:style-name="P2"><text:tab/><text:tab/><text:tab/><text:tab/>val element: T = myListRef.head</text:p>
      <text:p text:style-name="P2"><text:tab/><text:tab/><text:tab/><text:tab/>myListRef = myListRef.tail</text:p>
      <text:p text:style-name="P2"><text:tab/><text:tab/><text:tab/><text:tab/>element</text:p>
      <text:p text:style-name="P2"><text:tab/><text:tab/><text:tab/>}</text:p>
      <text:p text:style-name="P2"><text:tab/><text:tab/>}</text:p>
      <text:p text:style-name="P2"><text:tab/>}</text:p>
      <text:p text:style-name="P2"/>
      <text:p text:style-name="P5"><text:span text:style-name="T5">The foregoing is type-correct regardless of the mutability of T. If T is @mutable, then iterator.next returns a mutable element, but if T is @readonly, iterator.next returns a @readonly element. The member “head” defines an expression, not a field. No viewpoint adaptation is performed on expressions, allowing the mutability of “head” to be independent of the mutability of its receiver.</text:span></text:p>
      <text:p text:style-name="P5"><text:span text:style-name="T5"><text:tab/>A concrete implementation of List may be as follows:</text:span></text:p>
      <text:p text:style-name="P5"><text:span text:style-name="T5"/></text:p>
      <text:p text:style-name="P2"><text:tab/>class ConcreteList[U &lt;: Any @polyread](_head: U, _tail: List[U])</text:p>
      <text:p text:style-name="P2"><text:tab/><text:tab/>extends List[U]</text:p>
      <text:p text:style-name="P2"><text:tab/>{</text:p>
      <text:p text:style-name="P2"><text:tab/><text:tab/>def isEmpty: Boolean = false</text:p>
      <text:p text:style-name="P2"><text:tab/><text:tab/>def head: U = _head</text:p>
      <text:p text:style-name="P2"><text:tab/><text:tab/>def tail: List[U] = _tail</text:p>
      <text:p text:style-name="P2"><text:tab/>}</text:p>
      <text:p text:style-name="P2"/>
      <text:p text:style-name="P5"><text:span text:style-name="T5">Type soundness is preserved by checking that: </text:span></text:p>
      <text:p text:style-name="P5"><text:span text:style-name="T5"/></text:p>
      <text:p text:style-name="P2"><text:tab/>val rlst: ConcreteList[V @readonly]</text:p>
      <text:p text:style-name="P2"><text:tab/>val iter = rlst.iterator <text:s/>// type is: </text:p>
      <text:p text:style-name="P3"><text:soft-page-break/><text:span text:style-name="T5"/></text:p>
      <text:p text:style-name="P4"><text:tab/>One possibility is to define @polyread(x) to mean: “The mutability of this wit</text:p>
      <text:p text:style-name="P4"/>
      <text:p text:style-name="P2">trait IteratorExample {</text:p>
      <text:p text:style-name="P2"><text:tab/>trait List[T] {</text:p>
      <text:p text:style-name="P2"><text:tab/><text:tab/><text:span text:style-name="T4">@polyread(this) </text:span>def iterator = {</text:p>
      <text:p text:style-name="P2"><text:tab/><text:tab/><text:tab/>type U = T <text:span text:style-name="T4">@polyread(this)</text:span></text:p>
      <text:p text:style-name="P2"><text:tab/><text:tab/><text:tab/>new Iterator[<text:span text:style-name="T5">U</text:span>] {</text:p>
      <text:p text:style-name="P2"><text:tab/><text:tab/><text:tab/><text:tab/>...</text:p>
      <text:p text:style-name="P2"><text:tab/><text:tab/><text:tab/><text:tab/>def hasNext: Boolean = { ... }</text:p>
      <text:p text:style-name="P2"><text:tab/><text:tab/><text:tab/><text:tab/>def next: <text:span text:style-name="T5">U</text:span> = { ... }</text:p>
      <text:p text:style-name="P2"><text:tab/><text:tab/><text:tab/>}</text:p>
      <text:p text:style-name="P2"><text:tab/><text:tab/>}</text:p>
      <text:p text:style-name="P2"><text:tab/>}</text:p>
      <text:p text:style-name="P2">}</text:p>
      <text:p text:style-name="P2"/>
      <text:p text:style-name="P3"><text:span text:style-name="T5"/></text:p>
      <text:p text:style-name="P4"/>
      <text:p text:style-name="P5">Other Samples</text:p>
      <text:p text:style-name="P4"/>
      <text:p text:style-name="P4">(to be explore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Helvetica" svg:font-family="Helvetica" style:font-family-generic="swiss"/>
    <style:font-face style:name="Courier" svg:font-family="Courier" style:font-adornments="Oblique"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meta:initial-creator>
    <meta:creation-date>2015-01-14T14:23:24</meta:creation-date>
    <dc:date>2015-01-28T09:02:00</dc:date>
    <dc:creator>Jonathan </dc:creator>
    <meta:editing-duration>P13DT17H21M38S</meta:editing-duration>
    <meta:editing-cycles>14</meta:editing-cycles>
    <meta:generator>OpenOffice/4.1.1$Unix OpenOffice.org_project/411m6$Build-9775</meta:generator>
    <meta:document-statistic meta:table-count="0" meta:image-count="0" meta:object-count="0" meta:page-count="5" meta:paragraph-count="160" meta:word-count="1314" meta:character-count="8690"/>
  </office:meta>
</office:document-meta>
</file>